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b4d3" officeooo:paragraph-rsid="000ab4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Reading assignment</text:p>
      <text:p text:style-name="P1"/>
      <text:p text:style-name="P1">Data Storage Basics – Chapter 10</text:p>
      <text:p text:style-name="P1"/>
      <text:p text:style-name="P1">· <text:s text:c="7"/>Different types of physical storage</text:p>
      <text:p text:style-name="P1">· <text:s text:c="7"/>Storage hierarchy (fig 10.1)</text:p>
      <text:p text:style-name="P1">· <text:s text:c="7"/>Magnetic disk parts and functionality</text:p>
      <text:p text:style-name="P1"/>
      <text:p text:style-name="P1">o <text:s text:c="2"/>Cylinders, tracks, sectors, blocks, &amp; checksums</text:p>
      <text:p text:style-name="P1">· <text:s text:c="7"/>Performance measures of disks</text:p>
      <text:p text:style-name="P1"/>
      <text:p text:style-name="P1">o <text:s text:c="2"/>Access time</text:p>
      <text:p text:style-name="P1">o <text:s text:c="2"/>Seek time</text:p>
      <text:p text:style-name="P1">o <text:s text:c="2"/>Rotational latency</text:p>
      <text:p text:style-name="P1">o <text:s text:c="2"/>Data transfer rate</text:p>
      <text:p text:style-name="P1">o <text:s text:c="2"/>MTTF</text:p>
      <text:p text:style-name="P1">· <text:s text:c="7"/>Flash storage and pages</text:p>
      <text:p text:style-name="P1">· <text:s text:c="7"/>Tertiary storage</text:p>
      <text:p text:style-name="P1">· <text:s text:c="7"/>Comparison of different storage types</text:p>
      <text:p text:style-name="P1">· <text:s text:c="7"/>RAID</text:p>
      <text:p text:style-name="P1">· <text:s text:c="7"/>Database buffer</text:p>
      <text:p text:style-name="P1"/>
      <text:p text:style-name="P1"><text:s/>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0:50:23.108621000</meta:creation-date>
    <dc:date>2015-03-04T00:51:04.614860000</dc:date>
    <meta:editing-duration>P0D</meta:editing-duration>
    <meta:editing-cycles>1</meta:editing-cycles>
    <meta:document-statistic meta:table-count="0" meta:image-count="0" meta:object-count="0" meta:page-count="1" meta:paragraph-count="19" meta:word-count="70" meta:character-count="488" meta:non-whitespace-character-count="357"/>
    <meta:generator>LibreOffice/4.2.8.2$MacOSX_x86 LibreOffice_project/48d50dbfc06349262c9d50868e5c1f630a573ebd</meta:generator>
  </office:meta>
</office:document-meta>
</file>